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45d6" officeooo:paragraph-rsid="001a45d6"/>
    </style:style>
    <style:style style:name="P2" style:family="paragraph" style:parent-style-name="Standard">
      <style:text-properties officeooo:rsid="001a45d6" officeooo:paragraph-rsid="002af984"/>
    </style:style>
    <style:style style:name="P3" style:family="paragraph" style:parent-style-name="Standard">
      <style:text-properties officeooo:rsid="001caa2d" officeooo:paragraph-rsid="001eca78"/>
    </style:style>
    <style:style style:name="P4" style:family="paragraph" style:parent-style-name="Standard">
      <style:text-properties officeooo:rsid="001caa2d" officeooo:paragraph-rsid="002af984"/>
    </style:style>
    <style:style style:name="P5" style:family="paragraph" style:parent-style-name="Standard">
      <style:text-properties officeooo:rsid="001caa2d" officeooo:paragraph-rsid="002a9cf9"/>
    </style:style>
    <style:style style:name="P6" style:family="paragraph" style:parent-style-name="Standard">
      <style:text-properties officeooo:rsid="0029aed2" officeooo:paragraph-rsid="0029aed2"/>
    </style:style>
    <style:style style:name="P7" style:family="paragraph" style:parent-style-name="Standard">
      <style:text-properties officeooo:rsid="002a9cf9" officeooo:paragraph-rsid="002a9cf9"/>
    </style:style>
    <style:style style:name="P8" style:family="paragraph" style:parent-style-name="Standard">
      <style:text-properties officeooo:rsid="00392502" officeooo:paragraph-rsid="00392502"/>
    </style:style>
    <style:style style:name="P9" style:family="paragraph" style:parent-style-name="Standard">
      <style:text-properties fo:font-weight="bold" officeooo:rsid="002369b9" officeooo:paragraph-rsid="002369b9" style:font-weight-asian="bold" style:font-weight-complex="bold"/>
    </style:style>
    <style:style style:name="P10" style:family="paragraph" style:parent-style-name="Standard">
      <style:text-properties officeooo:rsid="003f5c10" officeooo:paragraph-rsid="00414e7e"/>
    </style:style>
    <style:style style:name="P11" style:family="paragraph" style:parent-style-name="Standard">
      <style:text-properties officeooo:rsid="00414e7e" officeooo:paragraph-rsid="00414e7e"/>
    </style:style>
    <style:style style:name="P12" style:family="paragraph" style:parent-style-name="Standard">
      <style:text-properties officeooo:rsid="0045b1f3" officeooo:paragraph-rsid="0045b1f3"/>
    </style:style>
    <style:style style:name="P13" style:family="paragraph" style:parent-style-name="Standard">
      <style:text-properties officeooo:rsid="0045b1f3" officeooo:paragraph-rsid="005b3ac0"/>
    </style:style>
    <style:style style:name="P14" style:family="paragraph" style:parent-style-name="Standard">
      <style:text-properties officeooo:rsid="002e8e85" officeooo:paragraph-rsid="002e8e85"/>
    </style:style>
    <style:style style:name="P15" style:family="paragraph" style:parent-style-name="Standard" style:list-style-name="L1">
      <style:text-properties officeooo:rsid="003f5c10" officeooo:paragraph-rsid="00414e7e"/>
    </style:style>
    <style:style style:name="P16" style:family="paragraph" style:parent-style-name="Standard" style:list-style-name="L1">
      <style:text-properties officeooo:rsid="00414e7e" officeooo:paragraph-rsid="00414e7e"/>
    </style:style>
    <style:style style:name="T1" style:family="text">
      <style:text-properties officeooo:rsid="001caa2d"/>
    </style:style>
    <style:style style:name="T2" style:family="text">
      <style:text-properties officeooo:rsid="001eca78"/>
    </style:style>
    <style:style style:name="T3" style:family="text">
      <style:text-properties officeooo:rsid="0024748d"/>
    </style:style>
    <style:style style:name="T4" style:family="text">
      <style:text-properties officeooo:rsid="00250991"/>
    </style:style>
    <style:style style:name="T5" style:family="text">
      <style:text-properties officeooo:rsid="002a5f8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a67c" style:font-weight-asian="bold" style:font-weight-complex="bold"/>
    </style:style>
    <style:style style:name="T8" style:family="text">
      <style:text-properties fo:font-weight="bold" officeooo:rsid="003a5afa" style:font-weight-asian="bold" style:font-weight-complex="bold"/>
    </style:style>
    <style:style style:name="T9" style:family="text">
      <style:text-properties officeooo:rsid="002af984"/>
    </style:style>
    <style:style style:name="T10" style:family="text">
      <style:text-properties officeooo:rsid="002ca67c"/>
    </style:style>
    <style:style style:name="T11" style:family="text">
      <style:text-properties officeooo:rsid="00307fbc"/>
    </style:style>
    <style:style style:name="T12" style:family="text">
      <style:text-properties officeooo:rsid="003a5afa"/>
    </style:style>
    <style:style style:name="T13" style:family="text">
      <style:text-properties officeooo:rsid="00434b76"/>
    </style:style>
    <style:style style:name="T14" style:family="text">
      <style:text-properties officeooo:rsid="004630dd"/>
    </style:style>
    <style:style style:name="T15" style:family="text">
      <style:text-properties officeooo:rsid="0046f2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<text:span text:style-name="T6">sitemap generateor</text:span>” - <text:a xlink:type="simple" xlink:href="https://wonderwebware.com/sitemap-generator/" text:style-name="Internet_20_link" text:visited-style-name="Visited_20_Internet_20_Link"><text:span text:style-name="T2">https://wonderwebware.com/sitemap-generator/</text:span></text:a></text:p>
      <text:p text:style-name="P4"><text:tab/><text:span text:style-name="T9">controlled timeperiod?</text:span></text:p>
      <text:p text:style-name="P2"/>
      <text:p text:style-name="P1">Kija blo<text:span text:style-name="T1">g</text:span>s, jezebel &amp; gawker(rip, co mennt) <text:span text:style-name="T4">(June 1, 2015)</text:span></text:p>
      <text:p text:style-name="P1"/>
      <text:p text:style-name="P1">arcicle url <text:s/>-&gt; extract body, comments, comment metadata <text:span text:style-name="T5">(only showed approved comments)</text:span></text:p>
      <text:p text:style-name="P3"/>
      <text:p text:style-name="P9">look at <text:span text:style-name="T3">splinter first</text:span></text:p>
      <text:p text:style-name="P6"><text:s/></text:p>
      <text:p text:style-name="P6"/>
      <text:p text:style-name="P7">total comments shown, pending/non pending?</text:p>
      <text:p text:style-name="P7"/>
      <text:p text:style-name="P7">Jezeble_extaced_data -&gt; get image count as a colum</text:p>
      <text:p text:style-name="P7"/>
      <text:p text:style-name="P7">meme+image analysis -<text:span text:style-name="T10">&gt; </text:span><text:span text:style-name="T7">is it a meme</text:span><text:span text:style-name="T10">? What does it mean</text:span></text:p>
      <text:p text:style-name="P7"/>
      <text:p text:style-name="P14">jezebel image -&gt; google reverse image search (get words) -&gt; use words on know your meme <text:span text:style-name="T11">on giphy</text:span> </text:p>
      <text:p text:style-name="P5"><text:s/></text:p>
      <text:p text:style-name="P4"/>
      <text:p text:style-name="P10">BUG: </text:p>
      <text:list xml:id="list803009738674484419" text:style-name="L1">
        <text:list-item>
          <text:p text:style-name="P15">number of links/images if multiple links --&gt; sometimes all show as one</text:p>
        </text:list-item>
        <text:list-item>
          <text:p text:style-name="P16">youtube video links dont show / <text:span text:style-name="T13">edge cases for comments (twitter, stickers, etc)</text:span></text:p>
        </text:list-item>
      </text:list>
      <text:p text:style-name="P11"/>
      <text:p text:style-name="P12">TODO:</text:p>
      <text:p text:style-name="P12"><text:tab/>Data: avg stars of main comment, avg stars of child comment</text:p>
      <text:p text:style-name="P12"><text:tab/>Commens: stars <text:span text:style-name="T14">for comment, main/child column</text:span></text:p>
      <text:p text:style-name="P12"><text:tab/></text:p>
      <text:p text:style-name="P13"><text:tab/>Get article content <text:span text:style-name="T15">into excel, 32676 <text:s/>character limit, show that its 32000!!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look at other websites – <text:span text:style-name="T12">try 10 from each, stratr with splinter – </text:span><text:span text:style-name="T8">1 hr</text:span></text:p>
      <text:p text:style-name="P4"/>
      <text:p text:style-name="P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3:22:59.989597830</meta:creation-date>
    <dc:date>2017-09-07T15:30:27.945435334</dc:date>
    <meta:editing-duration>P3DT8H51M57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146" meta:character-count="920" meta:non-whitespace-character-count="781"/>
  </office:meta>
</office:document-meta>
</file>